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823cm"/>
    </style:style>
    <style:style style:name="co2" style:family="table-column">
      <style:table-column-properties fo:break-before="auto" style:column-width="7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l faut tout prendre au sérieux, mais rien au tragique.</text:p>
          </table:table-cell>
          <table:table-cell office:value-type="string" calcext:value-type="string">
            <text:p><text:s/>Adolphe Thiers (1797-1877)</text:p>
          </table:table-cell>
          <table:table-cell office:value-type="string" calcext:value-type="string">
            <text:p><text:s/>Paris</text:p>
          </table:table-cell>
          <table:table-cell office:value-type="date" office:date-value="1873-05-24" calcext:value-type="date">
            <text:p>24/05/73</text:p>
          </table:table-cell>
        </table:table-row>
        <table:table-row table:style-name="ro1">
          <table:table-cell office:value-type="string" calcext:value-type="string">
            <text:p>Je suis, vous le savez, messieurs, profondément républicain et profondément conservateur.</text:p>
          </table:table-cell>
          <table:table-cell office:value-type="string" calcext:value-type="string">
            <text:p><text:s/>Jules Simon (1814-1896)</text:p>
          </table:table-cell>
          <table:table-cell office:value-type="string" calcext:value-type="string">
            <text:p><text:s/>Paris</text:p>
          </table:table-cell>
          <table:table-cell office:value-type="date" office:date-value="1876-12-14" calcext:value-type="date">
            <text:p>14/12/76</text:p>
          </table:table-cell>
        </table:table-row>
        <table:table-row table:style-name="ro1">
          <table:table-cell office:value-type="string" calcext:value-type="string">
            <text:p>Quand la France aura fait entendre sa voix souveraine […] il faudra se soumettre ou se démettre.</text:p>
          </table:table-cell>
          <table:table-cell office:value-type="string" calcext:value-type="string">
            <text:p><text:s/>Léon Gambetta (1838-1882)</text:p>
          </table:table-cell>
          <table:table-cell office:value-type="string" calcext:value-type="string">
            <text:p><text:s/>Lille</text:p>
          </table:table-cell>
          <table:table-cell office:value-type="date" office:date-value="1877-08-15" calcext:value-type="date">
            <text:p>15/08/77</text:p>
          </table:table-cell>
        </table:table-row>
        <table:table-row table:style-name="ro1">
          <table:table-cell office:value-type="string" calcext:value-type="string">
            <text:p>Que d'eau, que d'eau.</text:p>
          </table:table-cell>
          <table:table-cell office:value-type="string" calcext:value-type="string">
            <text:p><text:s/>Patrice de Mac Mahon (1808-1893)</text:p>
          </table:table-cell>
          <table:table-cell office:value-type="string" calcext:value-type="string">
            <text:p><text:s/>Toulouse</text:p>
          </table:table-cell>
          <table:table-cell office:value-type="date" office:date-value="1875-06-26" calcext:value-type="date">
            <text:p>26/06/75</text:p>
          </table:table-cell>
        </table:table-row>
        <table:table-row table:style-name="ro1">
          <table:table-cell office:value-type="string" calcext:value-type="string">
            <text:p>Pacifier, réorganiser, relever le crédit, ranimer le travail, voilà la seule politique possible et même concevable en ce moment.</text:p>
          </table:table-cell>
          <table:table-cell office:value-type="string" calcext:value-type="string">
            <text:p><text:s/>Adolphe Thiers (1797-1878)</text:p>
          </table:table-cell>
          <table:table-cell office:value-type="string" calcext:value-type="string">
            <text:p><text:s/>Bordeaux</text:p>
          </table:table-cell>
          <table:table-cell office:value-type="date" office:date-value="1871-02-19" calcext:value-type="date">
            <text:p>19/02/71</text:p>
          </table:table-cell>
        </table:table-row>
        <table:table-row table:style-name="ro1">
          <table:table-cell office:value-type="string" calcext:value-type="string">
            <text:p>La République sera conservatrice ou elle ne sera pas.</text:p>
          </table:table-cell>
          <table:table-cell office:value-type="string" calcext:value-type="string">
            <text:p><text:s/>Adolphe Thiers (1897-1879)</text:p>
          </table:table-cell>
          <table:table-cell office:value-type="string" calcext:value-type="string">
            <text:p><text:s/>Paris</text:p>
          </table:table-cell>
          <table:table-cell office:value-type="date" office:date-value="1872-11-13" calcext:value-type="date">
            <text:p>13/11/72</text:p>
          </table:table-cell>
        </table:table-row>
        <table:table-row table:style-name="ro1">
          <table:table-cell office:value-type="string" calcext:value-type="string">
            <text:p>La France est un éblouissement pour le monde.</text:p>
          </table:table-cell>
          <table:table-cell office:value-type="string" calcext:value-type="string">
            <text:p><text:s/>Léon Gambetta (1838-1882)</text:p>
          </table:table-cell>
          <table:table-cell office:value-type="string" calcext:value-type="string">
            <text:p><text:s/>Paris</text:p>
          </table:table-cell>
          <table:table-cell office:value-type="date" office:date-value="1878-05-01" calcext:value-type="date">
            <text:p>01/05/78</text:p>
          </table:table-cell>
        </table:table-row>
        <table:table-row table:style-name="ro1">
          <table:table-cell office:value-type="string" calcext:value-type="string">
            <text:p>Nos ministres ? De simples numéros d'ordre sortis au hasard de la foule représentative que nous décorons du beau nom de Parlement !</text:p>
          </table:table-cell>
          <table:table-cell office:value-type="string" calcext:value-type="string">
            <text:p><text:s/>Léon Gambetta (1838-1882)</text:p>
          </table:table-cell>
          <table:table-cell office:value-type="string" calcext:value-type="string">
            <text:p><text:s/>Paris</text:p>
          </table:table-cell>
          <table:table-cell table:style-name="Default"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Citoyens, j’avais dit : le jour où la République rentrera, je rentrerai. Me voici !</text:p>
          </table:table-cell>
          <table:table-cell office:value-type="string" calcext:value-type="string">
            <text:p><text:s/>Victor Hugo (1802-1885)</text:p>
          </table:table-cell>
          <table:table-cell office:value-type="string" calcext:value-type="string">
            <text:p><text:s/>Paris</text:p>
          </table:table-cell>
          <table:table-cell office:value-type="date" office:date-value="1870-09-05" calcext:value-type="date">
            <text:p>05/09/70</text:p>
          </table:table-cell>
        </table:table-row>
        <table:table-row table:style-name="ro1">
          <table:table-cell office:value-type="string" calcext:value-type="string">
            <text:p>L’Assemblée refuse la parole à M. Victor Hugo, parce qu’il ne parle pas français !</text:p>
          </table:table-cell>
          <table:table-cell office:value-type="string" calcext:value-type="string">
            <text:p><text:s/>Hippolyte-Louis de Lorgeril (1811-1888)</text:p>
          </table:table-cell>
          <table:table-cell office:value-type="string" calcext:value-type="string">
            <text:p><text:s/>Bordeaux</text:p>
          </table:table-cell>
          <table:table-cell office:value-type="date" office:date-value="1871-03-08" calcext:value-type="date">
            <text:p>08/03/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7:15:36.8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8T17:20:16.639000000</dc:date>
    <meta:editing-duration>PT5M16S</meta:editing-duration>
    <meta:editing-cycles>4</meta:editing-cycles>
    <meta:generator>LibreOffice/7.2.4.1$Windows_X86_64 LibreOffice_project/27d75539669ac387bb498e35313b970b7fe9c4f9</meta:generator>
    <meta:document-statistic meta:table-count="1" meta:cell-count="44" meta:object-count="0"/>
  </office:meta>
</office:document-meta>
</file>